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b4f0"/>
    </style:style>
    <style:style style:name="T1" style:family="text">
      <style:text-properties officeooo:rsid="001eb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er <text:s/>examen.</text:span></text:p>
      <text:p text:style-name="P1"><text:span text:style-name="T1"/></text:p>
      <text:p text:style-name="P1"><text:span text:style-name="T1">Aguglino Sandra <text:tab/><text:tab/>Aprobado</text:span></text:p>
      <text:p text:style-name="P1"><text:span text:style-name="T1">Alvarez Eduardo <text:tab/><text:tab/>Ausente</text:span></text:p>
      <text:p text:style-name="P1"><text:span text:style-name="T1">Arcusin Roxana <text:tab/><text:tab/>Aprobado</text:span></text:p>
      <text:p text:style-name="P1"><text:span text:style-name="T1">Barragan Maria <text:tab/><text:tab/>Aprobado</text:span></text:p>
      <text:p text:style-name="P1"><text:span text:style-name="T1">Barrena Alejandro <text:tab/><text:tab/>Ausente</text:span></text:p>
      <text:p text:style-name="P1"><text:span text:style-name="T1">Benitez Silvio<text:tab/><text:tab/><text:tab/>Ausente</text:span></text:p>
      <text:p text:style-name="P1"><text:span text:style-name="T1">Bermegui Veronica<text:tab/><text:tab/>Aprobado</text:span></text:p>
      <text:p text:style-name="P1"><text:span text:style-name="T1">Castellani Graciela<text:tab/><text:tab/>Desaprobado</text:span></text:p>
      <text:p text:style-name="P1"><text:span text:style-name="T1">Colado Matias<text:tab/><text:tab/><text:tab/>Ausente</text:span></text:p>
      <text:p text:style-name="P1"><text:span text:style-name="T1">Gomez Gustavo <text:tab/><text:tab/>Ausente</text:span></text:p>
      <text:p text:style-name="P1"><text:span text:style-name="T1">Hasson Rosa<text:tab/><text:tab/><text:tab/>Desaprobado</text:span></text:p>
      <text:p text:style-name="P1"><text:span text:style-name="T1">Tonin Leo<text:tab/><text:tab/><text:tab/>Aprobado</text:span></text:p>
      <text:p text:style-name="P1"><text:span text:style-name="T1">Lopez Aranguren<text:tab/><text:tab/>Aprobado</text:span></text:p>
      <text:p text:style-name="P1"><text:span text:style-name="T1">Montez De Oca<text:tab/><text:tab/>Desaprobado</text:span></text:p>
      <text:p text:style-name="P1"><text:span text:style-name="T1">Niko German<text:tab/><text:tab/><text:tab/>Desaprobado</text:span></text:p>
      <text:p text:style-name="P1"><text:span text:style-name="T1">Perez Damian<text:tab/><text:tab/><text:tab/>Aprobado</text:span></text:p>
      <text:p text:style-name="P1"><text:span text:style-name="T1">Saldias Martin<text:tab/><text:tab/><text:tab/>Aprobado</text:span></text:p>
      <text:p text:style-name="P1"><text:span text:style-name="T1">Serafino Laura<text:tab/><text:tab/>Ausente</text:span></text:p>
      <text:p text:style-name="P1"><text:span text:style-name="T1">Vita Misael<text:tab/><text:tab/><text:tab/>Aprobado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zalo </meta:initial-creator>
    <meta:creation-date>2010-11-15T16:56:57</meta:creation-date>
    <meta:document-statistic meta:table-count="0" meta:image-count="0" meta:object-count="0" meta:page-count="1" meta:paragraph-count="20" meta:word-count="60" meta:character-count="486"/>
    <dc:date>2010-11-15T17:03:25</dc:date>
    <dc:creator>Gonzalo </dc:creator>
    <meta:editing-duration>PT00H06M29S</meta:editing-duration>
    <meta:editing-cycles>1</meta:editing-cycles>
    <meta:generator>OpenOffice.org/3.2$Unix OpenOffice.org_project/320m19$Build-9505</meta:generator>
  </office:meta>
</office:document-meta>
</file>